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526f" officeooo:paragraph-rsid="000c526f"/>
    </style:style>
    <style:style style:name="T1" style:family="text">
      <style:text-properties officeooo:rsid="00112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xiangyougexinkaishi<text:span text:style-name="T1">aaaa</text:span></text:p>
      <text:p text:style-name="P1">wozhendexiangyougexinkaishi<text:span text:style-name="T1">aaa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9:04:25.508096025</meta:creation-date>
    <dc:date>2016-05-04T18:43:39.046067462</dc:date>
    <meta:editing-duration>PT33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" meta:character-count="56" meta:non-whitespace-character-count="56"/>
  </office:meta>
</office:document-meta>
</file>